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016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6118in"/>
    </style:style>
    <style:style style:name="co4" style:family="table-column">
      <style:table-column-properties fo:break-before="auto" style:column-width="0.6516in"/>
    </style:style>
    <style:style style:name="ro1" style:family="table-row">
      <style:table-row-properties style:row-height="0.1835in" fo:break-before="auto" style:use-optimal-row-height="true"/>
    </style:style>
    <style:style style:name="ro2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bob_dylan.txt.tkzd.10.tx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bob_dylan.txt.tkzd.100.tx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bob_dylan.txt.tkzd.101.tx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ob_dylan.txt.tkzd.103.tx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bob_dylan.txt.tkzd.104.tx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bob_dylan.txt.tkzd.106.tx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bob_dylan.txt.tkzd.107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ob_dylan.txt.tkzd.108.tx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bob_dylan.txt.tkzd.11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b_dylan.txt.tkzd.110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b_dylan.txt.tkzd.112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ob_dylan.txt.tkzd.113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b_dylan.txt.tkzd.114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ob_dylan.txt.tkzd.115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b_dylan.txt.tkzd.116.tx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bob_dylan.txt.tkzd.118.tx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bob_dylan.txt.tkzd.119.tx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bob_dylan.txt.tkzd.12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b_dylan.txt.tkzd.120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b_dylan.txt.tkzd.121.tx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bob_dylan.txt.tkzd.123.tx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bob_dylan.txt.tkzd.13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ob_dylan.txt.tkzd.14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ob_dylan.txt.tkzd.15.tx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bob_dylan.txt.tkzd.16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b_dylan.txt.tkzd.17.txt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bob_dylan.txt.tkzd.19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ob_dylan.txt.tkzd.20.tx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ob_dylan.txt.tkzd.22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b_dylan.txt.tkzd.25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b_dylan.txt.tkzd.26.tx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ob_dylan.txt.tkzd.27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ob_dylan.txt.tkzd.28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b_dylan.txt.tkzd.29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b_dylan.txt.tkzd.30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b_dylan.txt.tkzd.31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ob_dylan.txt.tkzd.32.tx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bob_dylan.txt.tkzd.33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b_dylan.txt.tkzd.34.tx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bob_dylan.txt.tkzd.35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b_dylan.txt.tkzd.36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ob_dylan.txt.tkzd.37.tx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ob_dylan.txt.tkzd.38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b_dylan.txt.tkzd.41.tx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ob_dylan.txt.tkzd.42.tx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bob_dylan.txt.tkzd.43.tx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ob_dylan.txt.tkzd.44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b_dylan.txt.tkzd.45.tx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bob_dylan.txt.tkzd.47.tx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ob_dylan.txt.tkzd.48.tx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bob_dylan.txt.tkzd.49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b_dylan.txt.tkzd.5.tx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ob_dylan.txt.tkzd.50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ob_dylan.txt.tkzd.51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b_dylan.txt.tkzd.53.tx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ob_dylan.txt.tkzd.55.tx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bob_dylan.txt.tkzd.56.tx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bob_dylan.txt.tkzd.57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b_dylan.txt.tkzd.58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b_dylan.txt.tkzd.6.tx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ob_dylan.txt.tkzd.60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b_dylan.txt.tkzd.62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b_dylan.txt.tkzd.63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b_dylan.txt.tkzd.64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b_dylan.txt.tkzd.65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ob_dylan.txt.tkzd.68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ob_dylan.txt.tkzd.7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b_dylan.txt.tkzd.70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b_dylan.txt.tkzd.71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b_dylan.txt.tkzd.72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b_dylan.txt.tkzd.75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b_dylan.txt.tkzd.77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b_dylan.txt.tkzd.78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ob_dylan.txt.tkzd.83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b_dylan.txt.tkzd.84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b_dylan.txt.tkzd.89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ob_dylan.txt.tkzd.9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ob_dylan.txt.tkzd.90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b_dylan.txt.tkzd.92.tx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bob_dylan.txt.tkzd.93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b_dylan.txt.tkzd.95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b_dylan.txt.tkzd.96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ob_dylan.txt.tkzd.97.tx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bob_dylan.txt.tkzd.99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b_marley.txt.tkzd.10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b_marley.txt.tkzd.12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b_marley.txt.tkzd.15.tx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ob_marley.txt.tkzd.16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b_marley.txt.tkzd.18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b_marley.txt.tkzd.2.tx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bob_marley.txt.tkzd.21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b_marley.txt.tkzd.27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ob_marley.txt.tkzd.32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b_marley.txt.tkzd.33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b_marley.txt.tkzd.34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b_marley.txt.tkzd.38.txt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bob_marley.txt.tkzd.40.tx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ob_marley.txt.tkzd.8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b_marley.txt.tkzd.9.tx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elliott_smith.txt.tkzd.11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lliott_smith.txt.tkzd.12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lliott_smith.txt.tkzd.16.tx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elliott_smith.txt.tkzd.17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lliott_smith.txt.tkzd.18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lliott_smith.txt.tkzd.23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lliott_smith.txt.tkzd.27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lliott_smith.txt.tkzd.29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lliott_smith.txt.tkzd.3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lliott_smith.txt.tkzd.33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lliott_smith.txt.tkzd.36.tx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elliott_smith.txt.tkzd.37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lliott_smith.txt.tkzd.38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lliott_smith.txt.tkzd.4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lliott_smith.txt.tkzd.43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lliott_smith.txt.tkzd.46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lliott_smith.txt.tkzd.48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lliott_smith.txt.tkzd.51.tx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elliott_smith.txt.tkzd.56.tx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elliott_smith.txt.tkzd.59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lliott_smith.txt.tkzd.6.tx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elliott_smith.txt.tkzd.60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lliott_smith.txt.tkzd.61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lliott_smith.txt.tkzd.67.tx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elliott_smith.txt.tkzd.7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lliott_smith.txt.tkzd.70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lliott_smith.txt.tkzd.75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lliott_smith.txt.tkzd.79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lliott_smith.txt.tkzd.81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lliott_smith.txt.tkzd.82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lliott_smith.txt.tkzd.85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lliott_smith.txt.tkzd.88.tx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elliott_smith.txt.tkzd.89.tx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elliott_smith.txt.tkzd.9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lliott_smith.txt.tkzd.99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iona_apple.txt.tkzd.10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iona_apple.txt.tkzd.13.tx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iona_apple.txt.tkzd.16.tx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fiona_apple.txt.tkzd.17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iona_apple.txt.tkzd.18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iona_apple.txt.tkzd.2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iona_apple.txt.tkzd.20.tx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iona_apple.txt.tkzd.22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iona_apple.txt.tkzd.24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iona_apple.txt.tkzd.27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iona_apple.txt.tkzd.28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iona_apple.txt.tkzd.30.tx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iona_apple.txt.tkzd.31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iona_apple.txt.tkzd.5.tx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iona_apple.txt.tkzd.7.tx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fiona_apple.txt.tkzd.8.tx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fiona_apple.txt.tkzd.9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an_curtis.txt.tkzd.1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an_curtis.txt.tkzd.13.tx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an_curtis.txt.tkzd.16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an_curtis.txt.tkzd.18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an_curtis.txt.tkzd.2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an_curtis.txt.tkzd.20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an_curtis.txt.tkzd.21.tx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an_curtis.txt.tkzd.23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an_curtis.txt.tkzd.26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an_curtis.txt.tkzd.3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an_curtis.txt.tkzd.33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an_curtis.txt.tkzd.35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an_curtis.txt.tkzd.36.txt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ian_curtis.txt.tkzd.39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an_curtis.txt.tkzd.7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an_curtis.txt.tkzd.9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johnny_cash.txt.tkzd.10.tx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johnny_cash.txt.tkzd.12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johnny_cash.txt.tkzd.14.tx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johnny_cash.txt.tkzd.15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johnny_cash.txt.tkzd.17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johnny_cash.txt.tkzd.18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johnny_cash.txt.tkzd.2.tx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johnny_cash.txt.tkzd.20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johnny_cash.txt.tkzd.21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johnny_cash.txt.tkzd.22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johnny_cash.txt.tkzd.4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johnny_cash.txt.tkzd.5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johnny_cash.txt.tkzd.6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johnny_cash.txt.tkzd.7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johnny_cash.txt.tkzd.8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kurt_cobain.txt.tkzd.15.tx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kurt_cobain.txt.tkzd.16.tx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kurt_cobain.txt.tkzd.19.tx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kurt_cobain.txt.tkzd.2.tx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kurt_cobain.txt.tkzd.26.tx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kurt_cobain.txt.tkzd.32.tx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kurt_cobain.txt.tkzd.35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kurt_cobain.txt.tkzd.37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kurt_cobain.txt.tkzd.42.tx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kurt_cobain.txt.tkzd.43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kurt_cobain.txt.tkzd.50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kurt_cobain.txt.tkzd.53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kurt_cobain.txt.tkzd.7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ke_ness.txt.tkzd.1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ike_ness.txt.tkzd.10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ike_ness.txt.tkzd.13.tx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mike_ness.txt.tkzd.14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ke_ness.txt.tkzd.15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ke_ness.txt.tkzd.16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ke_ness.txt.tkzd.17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ke_ness.txt.tkzd.2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ike_ness.txt.tkzd.20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ke_ness.txt.tkzd.21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ke_ness.txt.tkzd.22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ke_ness.txt.tkzd.23.tx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ike_ness.txt.tkzd.24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ike_ness.txt.tkzd.26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ke_ness.txt.tkzd.27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ke_ness.txt.tkzd.29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ke_ness.txt.tkzd.3.tx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ike_ness.txt.tkzd.31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ke_ness.txt.tkzd.32.tx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ike_ness.txt.tkzd.34.tx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mike_ness.txt.tkzd.36.tx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ike_ness.txt.tkzd.38.tx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ike_ness.txt.tkzd.4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ke_ness.txt.tkzd.43.tx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ike_ness.txt.tkzd.7.tx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mike_ness.txt.tkzd.8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ete_ham.txt.tkzd.11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ete_ham.txt.tkzd.14.tx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ete_ham.txt.tkzd.19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ete_ham.txt.tkzd.3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ete_ham.txt.tkzd.33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ete_ham.txt.tkzd.6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ete_ham.txt.tkzd.8.tx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hil_ochs.txt.tkzd.1.tx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hil_ochs.txt.tkzd.10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hil_ochs.txt.tkzd.11.tx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phil_ochs.txt.tkzd.13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hil_ochs.txt.tkzd.14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hil_ochs.txt.tkzd.15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hil_ochs.txt.tkzd.16.tx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hil_ochs.txt.tkzd.17.tx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hil_ochs.txt.tkzd.19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hil_ochs.txt.tkzd.21.tx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hil_ochs.txt.tkzd.25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hil_ochs.txt.tkzd.26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hil_ochs.txt.tkzd.27.txt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phil_ochs.txt.tkzd.28.tx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hil_ochs.txt.tkzd.3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hil_ochs.txt.tkzd.30.tx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phil_ochs.txt.tkzd.32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hil_ochs.txt.tkzd.33.tx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hil_ochs.txt.tkzd.34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hil_ochs.txt.tkzd.35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hil_ochs.txt.tkzd.36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hil_ochs.txt.tkzd.39.tx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hil_ochs.txt.tkzd.40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hil_ochs.txt.tkzd.41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hil_ochs.txt.tkzd.42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hil_ochs.txt.tkzd.43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hil_ochs.txt.tkzd.44.tx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phil_ochs.txt.tkzd.45.tx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phil_ochs.txt.tkzd.46.tx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hil_ochs.txt.tkzd.47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hil_ochs.txt.tkzd.48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hil_ochs.txt.tkzd.5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hil_ochs.txt.tkzd.50.tx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hil_ochs.txt.tkzd.51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hil_ochs.txt.tkzd.53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hil_ochs.txt.tkzd.54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hil_ochs.txt.tkzd.6.tx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phil_ochs.txt.tkzd.7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hil_ochs.txt.tkzd.9.tx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tuart_adamson.txt.tkzd.1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tuart_adamson.txt.tkzd.10.tx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stuart_adamson.txt.tkzd.11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tuart_adamson.txt.tkzd.14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tuart_adamson.txt.tkzd.17.tx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tuart_adamson.txt.tkzd.2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tuart_adamson.txt.tkzd.3.tx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stuart_adamson.txt.tkzd.7.tx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tuart_adamson.txt.tkzd.8.tx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trent_reznor.txt.tkzd.10.tx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trent_reznor.txt.tkzd.13.tx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rent_reznor.txt.tkzd.15.txt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trent_reznor.txt.tkzd.19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rent_reznor.txt.tkzd.2.tx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trent_reznor.txt.tkzd.20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trent_reznor.txt.tkzd.22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trent_reznor.txt.tkzd.23.tx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trent_reznor.txt.tkzd.24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rent_reznor.txt.tkzd.27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rent_reznor.txt.tkzd.3.tx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rent_reznor.txt.tkzd.36.tx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trent_reznor.txt.tkzd.4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rent_reznor.txt.tkzd.40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trent_reznor.txt.tkzd.41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trent_reznor.txt.tkzd.44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trent_reznor.txt.tkzd.45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rent_reznor.txt.tkzd.6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trent_reznor.txt.tkzd.7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rent_reznor.txt.tkzd.8.txt</text:p>
          </table:table-cell>
          <table:table-cell office:value-type="float" office:value="2">
            <text:p>2</text:p>
          </table:table-cell>
        </table:table-row>
        <table:table-row table:style-name="ro2" table:number-rows-repeated="1048279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dylan" table:style-name="ta1">
        <table:table-column table:style-name="co3" table:default-cell-style-name="Default"/>
        <table:table-column table:style-name="co4" table:default-cell-style-name="Default"/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8">
            <text:p>8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3">
            <text:p>103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04">
            <text:p>104</text:p>
          </table:table-cell>
          <table:table-cell office:value-type="float" office:value="8">
            <text:p>8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6">
            <text:p>106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07">
            <text:p>107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08">
            <text:p>108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2">
            <text:p>112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13">
            <text:p>11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15">
            <text:p>11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6">
            <text:p>116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8">
            <text:p>118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19">
            <text:p>119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1">
            <text:p>121</text:p>
          </table:table-cell>
          <table:table-cell office:value-type="float" office:value="7">
            <text:p>7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3">
            <text:p>123</text:p>
          </table:table-cell>
          <table:table-cell office:value-type="float" office:value="7">
            <text:p>7</text:p>
          </table:table-cell>
        </table:table-row>
        <table:table-row table:style-name="ro2" table:number-rows-repeated="1048452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marley" table:style-name="ta1">
        <table:table-column table:style-name="co2" table:number-columns-repeated="2" table:default-cell-style-name="Default"/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8">
            <text:p>8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1">
            <text:p>2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">
            <text:p>3</text:p>
          </table:table-cell>
        </table:table-row>
        <table:table-row table:style-name="ro2" table:number-rows-repeated="1048535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smith" table:style-name="ta1">
        <table:table-column table:style-name="co2" table:number-columns-repeated="2" table:default-cell-style-name="Default"/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1">
            <text:p>1</text:p>
          </table:table-cell>
        </table:table-row>
        <table:table-row table:style-name="ro2" table:number-rows-repeated="1048476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apple" table:style-name="ta1">
        <table:table-column table:style-name="co2" table:number-columns-repeated="2" table:default-cell-style-name="Default"/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2">
            <text:p>2</text:p>
          </table:table-cell>
        </table:table-row>
        <table:table-row table:style-name="ro2" table:number-rows-repeated="1048544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curtis" table:style-name="ta1">
        <table:table-column table:style-name="co2" table:number-columns-repeated="2" table:default-cell-style-name="Default"/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3">
            <text:p>13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">
            <text:p>1</text:p>
          </table:table-cell>
        </table:table-row>
        <table:table-row table:style-name="ro2" table:number-rows-repeated="1048536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cash" table:style-name="ta1">
        <table:table-column table:style-name="co2" table:number-columns-repeated="2" table:default-cell-style-name="Default"/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">
            <text:p>1</text:p>
          </table:table-cell>
        </table:table-row>
        <table:table-row table:style-name="ro2" table:number-rows-repeated="1048553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cobain" table:style-name="ta1">
        <table:table-column table:style-name="co2" table:number-columns-repeated="2" table:default-cell-style-name="Default"/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1">
            <text:p>1</text:p>
          </table:table-cell>
        </table:table-row>
        <table:table-row table:style-name="ro2" table:number-rows-repeated="1048522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ness" table:style-name="ta1">
        <table:table-column table:style-name="co2" table:number-columns-repeated="2" table:default-cell-style-name="Default"/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4">
            <text:p>4</text:p>
          </table:table-cell>
        </table:table-row>
        <table:table-row table:style-name="ro2" table:number-rows-repeated="1048532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ham" table:style-name="ta1">
        <table:table-column table:style-name="co2" table:number-columns-repeated="2" table:default-cell-style-name="Default"/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 table:number-rows-repeated="1048541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ochs" table:style-name="ta1">
        <table:table-column table:style-name="co2" table:number-columns-repeated="2" table:default-cell-style-name="Default"/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2">
            <text:p>2</text:p>
          </table:table-cell>
        </table:table-row>
        <table:table-row table:style-name="ro2" table:number-rows-repeated="1048521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adamson" table:style-name="ta1">
        <table:table-column table:style-name="co2" table:number-columns-repeated="2" table:default-cell-style-name="Default"/>
        <table:table-row table:style-name="ro2">
          <table:table-cell table:number-columns-repeated="2"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">
            <text:p>3</text:p>
          </table:table-cell>
        </table:table-row>
        <table:table-row table:style-name="ro2" table:number-rows-repeated="1048558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reznor" table:style-name="ta1">
        <table:table-column table:style-name="co2" table:number-columns-repeated="2" table:default-cell-style-name="Default"/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">
            <text:p>1</text:p>
          </table:table-cell>
        </table:table-row>
        <table:table-row table:style-name="ro2" table:number-rows-repeated="1048530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AMJ1048576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dylan.A5:dylan.AMJ1048576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marley.A2:marley.AMJ1048576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smith.A3:smith.AMJ1048576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apple.A2:apple.AMJ1048576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curtis.A1:curtis.AMJ1048576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cash.A2:cash.AMJ1048576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cobain.A2:cobain.AMJ1048576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ness.A1:ness.AMJ1048576" table:contains-header="false">
          <table:sort>
            <table:sort-by table:field-number="0" table:data-type="automatic"/>
          </table:sort>
        </table:database-range>
        <table:database-range table:name="__Anonymous_Sheet_DB__9" table:target-range-address="ham.A3:ham.AMJ1048576" table:contains-header="false">
          <table:sort>
            <table:sort-by table:field-number="0" table:data-type="automatic"/>
          </table:sort>
        </table:database-range>
        <table:database-range table:name="__Anonymous_Sheet_DB__10" table:target-range-address="ochs.A1:ochs.AMJ1048576" table:contains-header="false">
          <table:sort>
            <table:sort-by table:field-number="0" table:data-type="automatic"/>
          </table:sort>
        </table:database-range>
        <table:database-range table:name="__Anonymous_Sheet_DB__11" table:target-range-address="adamson.A1:adamson.AMJ1048576" table:contains-header="false">
          <table:sort>
            <table:sort-by table:field-number="0" table:data-type="automatic"/>
          </table:sort>
        </table:database-range>
        <table:database-range table:name="__Anonymous_Sheet_DB__12" table:target-range-address="reznor.A2:reznor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8">00/00/0000</text:date>, <text:time style:data-style-name="N2" text:time-value="0000-00-00T02:59: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8T01:52:44</meta:creation-date>
    <dc:date>2013-06-28T04:07:48</dc:date>
    <meta:editing-duration>PT1H6M41S</meta:editing-duration>
    <meta:editing-cycles>56</meta:editing-cycles>
    <meta:generator>LibreOffice/4.0.2.2$Linux_X86_64 LibreOffice_project/400m0$Build-2</meta:generator>
    <meta:document-statistic meta:table-count="13" meta:cell-count="1488" meta:object-count="0"/>
  </office:meta>
</office:document-meta>
</file>